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38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45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_전언:</text:p>
          </table:table-cell>
          <table:table-cell table:style-name="ce15" office:value-type="string" calcext:value-type="string">
            <text:p>_message:</text:p>
          </table:table-cell>
          <table:table-cell table:style-name="ce14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14" office:value-type="string" calcext:value-type="string">
            <text:p>TEAM 217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공간을 먹는 악어</text:p>
          </table:table-cell>
          <table:table-cell table:style-name="ce15" office:value-type="string" calcext:value-type="string">
            <text:p>The Space-Eating Croc</text:p>
          </table:table-cell>
          <table:table-cell table:style-name="ce14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홈페이지 : <text:a xlink:href="https://chalkseagull.com/" xlink:type="simple">https://chalkseagull.com/</text:a></text:p>
            <text:p/>
            <text:p>청강문화산업대학교 게임콘텐츠스쿨 2학년 재학중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그래비티 캐슬</text:p>
          </table:table-cell>
          <table:table-cell table:style-name="ce15" office:value-type="string" calcext:value-type="string">
            <text:p>Gravity Castle</text:p>
          </table:table-cell>
          <table:table-cell table:style-name="ce14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14" office:value-type="string" calcext:value-type="string">
            <text:p>Studio LEF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Lets_EatFirst" xlink:type="simple">https://twitter.com/Lets_EatFirst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냥냥펀치!</text:p>
          </table:table-cell>
          <table:table-cell table:style-name="ce15" office:value-type="string" calcext:value-type="string">
            <text:p>Nyan-Nyan Punch!</text:p>
          </table:table-cell>
          <table:table-cell table:style-name="ce14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nomaryda" xlink:type="simple">https://twitter.com/nomaryda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람 속에 피는 꽃</text:p>
          </table:table-cell>
          <table:table-cell table:style-name="ce15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, Team Gypsophila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엠버스 러브: 잔불의 사랑</text:p>
          </table:table-cell>
          <table:table-cell table:style-name="ce15" office:value-type="string" calcext:value-type="string">
            <text:p>Ember's Love</text:p>
          </table:table-cell>
          <table:table-cell table:style-name="ce14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14" office:value-type="string" calcext:value-type="string">
            <text:p>LeeBbunsik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름의 끝에 피는 꽃</text:p>
          </table:table-cell>
          <table:table-cell table:style-name="ce15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idnightWork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인과율</text:p>
          </table:table-cell>
          <table:table-cell table:style-name="ce15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14" office:value-type="string" calcext:value-type="string">
            <text:p>WAFFLE GAME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  <table:table-cell table:style-name="ce37" office:value-type="string" calcext:value-type="string">
            <text:p>충청북도 청주시 청원구 상당로 314/ 청주첨단문화산업단지 2층 ******</text:p>
            <text:p>(폐업자는 주소 일부가 ** 표시됩니다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쿠시의 엄천난 모험!!</text:p>
          </table:table-cell>
          <table:table-cell table:style-name="ce15" office:value-type="string" calcext:value-type="string">
            <text:p>Cush's Amazin' Adventure!!</text:p>
          </table:table-cell>
          <table:table-cell table:style-name="ce14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14" office:value-type="string" calcext:value-type="string">
            <text:p>CushKim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한국인 으로 추측됨 : <text:a xlink:href="https://twitter.com/cushkim25" xlink:type="simple">https://twitter.com/cushkim25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oken Blade: Prelude</text:p>
          </table:table-cell>
          <table:table-cell table:style-name="ce14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14" office:value-type="string" calcext:value-type="string">
            <text:p>DakeCraft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dakecraft.com/" xlink:type="simple">https://dakecraft.com/</text:a></text:p>
            <text:p/>
            <text:p>데크크래프트(DakeCraft)</text:p>
            <text:p>박성준 (1998년생/남)</text:p>
            <text:p>인디 게임 개발자</text:p>
            <text:p>✉ E-mail: book732732@naver.com</text:p>
            <text:p>📱 Discord: 데크크래프트#4923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nely White</text:p>
          </table:table-cell>
          <table:table-cell table:style-name="ce14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twitter.com/nomaryda" xlink:type="simple">https://twitter.com/nomaryda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OXEL HORIZON</text:p>
          </table:table-cell>
          <table:table-cell table:style-name="ce14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number-columns-repeated="2" table:style-name="ce14" office:value-type="string" calcext:value-type="string">
            <text:p>Ice Shovel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78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38:list.L38">
            <calcext:condition calcext:apply-style-name="Accent" calcext:value="=b" calcext:base-cell-address="list.L38"/>
          </calcext:conditional-format>
          <calcext:conditional-format calcext:target-range-address="list.B3:list.B185">
            <calcext:condition calcext:apply-style-name="Error" calcext:value="duplicate" calcext:base-cell-address="list.B3"/>
          </calcext:conditional-format>
          <calcext:conditional-format calcext:target-range-address="list.C3:list.C185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64:list.C165" table:on-update-keep-styles="true" table:on-update-keep-size="false"/>
        <table:database-range table:name="__Anonymous_Sheet_DB__0" table:target-range-address="list.B2:list.H18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01:33:09.27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31T01:35:23.631000000</dc:date>
    <meta:editing-duration>P1DT13H8M41S</meta:editing-duration>
    <meta:editing-cycles>551</meta:editing-cycles>
    <meta:document-statistic meta:table-count="1" meta:cell-count="143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+ 1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